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auto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1.41pt" fo:break-before="auto" style:use-optimal-row-height="fals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Parent PDF</text:p>
          </table:table-cell>
          <table:table-cell table:style-name="ce3" office:value-type="string" calcext:value-type="string">
            <text:p>Page</text:p>
          </table:table-cell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 you find whether the final Pareto optimal designs satisfy the ASME Safety Standard?</text:p>
          </table:table-cell>
          <table:table-cell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3"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ASME Safety Standard…” Reference?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ould mention that the two approaches are developed/employed to handle uncertainty in loadings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ction 1.1, add that beam is subject to random load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ow do we pwrform an evaluation on the effectiveness of these methods?</text:p>
          </table:table-cell>
          <table:table-cell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nimum Capable Side Load… What does it mean? Does it relate to the hoorizintal load? How?</text:p>
          </table:table-cell>
          <table:table-cell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ve “Constraints” on page 18 to Page 5 as marked.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ke design approach 2 applicable in design objective 2. Suggest: “Minimize max stress in approach 1 and...”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ed mathematical formulation of the minimization problem listed here. </text:p>
          </table:table-cell>
          <table:table-cell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vide a brief outline of chapter 2 prior to 2.1. 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ent section and subsection headings. </text:p>
          </table:table-cell>
          <table:table-cell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s n the number of samples or of fitness values? Clarify variable naming convention. 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quation 2.1, make it clear that I is going from 1 to n</text:p>
          </table:table-cell>
          <table:table-cell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office:value-type="float" office:value="20190312" calcext:value-type="float">
            <text:p>2019031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roup random load methods together. Move 2.2 to 2.2.1, make a new heading 2.2 Random Loads, and move Reliability Index into 2.2.2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gure 2.1 No black background, can it just be a mesh graph?</text:p>
          </table:table-cell>
          <table:table-cell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(Several questions about the CQUAD4 use and explanation of how the elements are oriented)</text:p>
          </table:table-cell>
          <table:table-cell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igure 2.2: Add coordinate system to the figure. 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everal general comments I don’t understand on the math that we will need to discuss in person. </text:p>
          </table:table-cell>
          <table:table-cell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d brief summary of chapter 4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uggest that title involve ‘worst case...cover 97.5% of possible load cases. </text:p>
          </table:table-cell>
          <table:table-cell office:value-type="string" calcext:value-type="string">
            <text:p>I prefer the title I have, but agree that the 97.5% figure needs to be included. </text:p>
          </table:table-cell>
          <table:table-cell table:number-columns-repeated="3"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ake clear that the reliability index is based on stress in bullet point 2 at bottom of page. 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hat is the value of beta? Reliability index?</text:p>
          </table:table-cell>
          <table:table-cell office:value-type="string" calcext:value-type="string">
            <text:p>Yes, beta is reliability index. Will clarify. </text:p>
          </table:table-cell>
          <table:table-cell table:number-columns-repeated="3"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quation 2.3 is related to figure 4.1…</text:p>
          </table:table-cell>
          <table:table-cell office:value-type="string" calcext:value-type="string">
            <text:p>Not sure what needs to be done here? </text:p>
          </table:table-cell>
          <table:table-cell table:number-columns-repeated="3"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table:number-columns-repeated="2"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office:value-type="float" office:value="20190312" calcext:value-type="float">
            <text:p>20190312</text:p>
          </table:table-cell>
          <table:table-cell table:number-columns-repeated="2"/>
          <table:table-cell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office:value-type="string" calcext:value-type="string">
            <text:p>Given how close the 2 front are, I do not think this would result in a more accurate solution. </text:p>
          </table:table-cell>
          <table:table-cell table:number-columns-repeated="3"/>
        </table:table-row>
        <table:table-row table:style-name="ro7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table:number-columns-repeated="4"/>
        </table:table-row>
        <table:table-row table:style-name="ro8" table:number-rows-repeated="7">
          <table:table-cell table:number-columns-repeated="8"/>
        </table:table-row>
        <table:table-row table:style-name="ro3" table:number-rows-repeated="1048508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0" table:display-filter-buttons="true">
          <table:filter>
            <table:filter-and>
              <table:filter-condition table:field-number="0" table:value="20190409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20:02:35.240077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09T20:58:51.050475653</dc:date>
    <meta:editing-duration>PT5H45M42S</meta:editing-duration>
    <meta:editing-cycles>12</meta:editing-cycles>
    <meta:generator>LibreOffice/6.2.1.2$Linux_X86_64 LibreOffice_project/20$Build-2</meta:generator>
    <meta:document-statistic meta:table-count="1" meta:cell-count="289" meta:object-count="0"/>
  </office:meta>
</office:document-meta>
</file>